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5.091cm" svg:height="8.491cm" svg:x="0.3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25:10.481601094</dc:date>
    <meta:editing-duration>PT2M45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737cm" svg:y="0.368cm" svg:width="13.96cm" svg:height="7.30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